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n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Bing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Chen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Chung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Confucius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Cong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Deshi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Dewei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Fo-hai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Fo-hsing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Gan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Gao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Genjo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Ho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Hsin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Huang fu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Hui-chao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HuiK'o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Jiang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Jin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Jing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Jun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Kong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Lao-Tzu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Lee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Lei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Li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Li-Liang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Liang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Liko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Manchu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Ming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Niao-ka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On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Qing-Nan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Quon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Shen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Shing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Sun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Tung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Uang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Wang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Wen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Woo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Wu-pen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Xi-Wang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Xiaoping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Xin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Xing-fu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Yao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Ah lam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An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Bao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Chen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Chen-chio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Chen-tao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Chow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Chu hua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Chun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Chyou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Da-Shin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Da-xia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Fai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Fang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Fang hua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Genji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Guanyin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Hua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Hui fang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Jing Wei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Jun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Kimora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Le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Lee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Lei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Li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Li Hua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Li Mei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Li Ming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Lian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Lien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Lin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Ling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Lixue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Mee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Mei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Mingmei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Quan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Shu Fang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Ting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Ushi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Xiang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Xiao-Niao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Xiao-Xing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Xin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Xiu Mei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Yin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Yu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Zan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Zhengqiu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Ye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Yo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Yong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Yu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Yuan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Zhong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Zhu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Zhuang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Zhi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Zhijuan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Zi 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Aleron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Algernon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Ames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Amiens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Aramis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Audric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Beau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Blais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Bonar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Bonifac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Boyc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Briar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Bruc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Byron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Cabal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Cad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Campbell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Canaan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Canon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Carolus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Carvell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Chainey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Chevy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Ciel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Circinus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Colar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Colvill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Courvoisier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Coyn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Dabney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Dashiell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Dax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Delano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Demont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Destin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Didier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Dior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Donatien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Etienn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Fabron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Ferrand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Franchot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Francois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Frasier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Gag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Garen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Gareth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Garland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Garner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Garrison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Abril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Alair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Alberta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Aliz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Amour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Avril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Babett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Bailey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Bedelia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Bernadett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Carolin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Caron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Ceris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Chablis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Chanel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Charlott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Cheriss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Cheryl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Claudett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Colett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Courtesy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Cydney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Darci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Darlen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Deja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Denis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Desire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Destiny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Didina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Dior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Djab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Dominiqu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Doreen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Elain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Elis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Elita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Ell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Elois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Emeraud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Etoil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Evonn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Fifin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Fleur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Fontanna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Fortun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Garland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Gay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Geneva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Gervais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Ghislain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Gaston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Gaylord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Gerald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Germain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Geron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Giles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Glanvill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Gower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Granger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Grant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Granvill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Guy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Hackett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Hello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Holland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Honor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Jacques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Jasper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Javier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Jean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Jemond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Jesper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Labaron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Lanc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Landry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Larami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Laron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Larrimor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Launcelot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Laurent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Leggett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Leverett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Lionel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Luc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Mallory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Marcel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Mardian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Marin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Marshall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Marvel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Mason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Merrill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Montagu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Montgomery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Montrell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Montros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Mortimer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Nazair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Nevill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Noel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Harriet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Honor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Isabeau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Ivett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Jacquelin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Jaimi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Janel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Joli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Juliet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Kadenc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Kalet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Kordell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Kyriell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L'Oréal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Laru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Lauren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Lavern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Leala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Leontyn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Lesh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Lisett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Lisl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Lois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Loring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Lucetta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Luci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Lunett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Lyla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Lyl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Main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Mallory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Manon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Mardi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Margo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Mariann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Maribel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Mari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Marion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Marvell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Maureen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Mauv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Mavis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Melisenda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Meran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Merla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Merl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Merlyn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Meryl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Miett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Mignon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Odil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Odilon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Odo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Olier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Oliver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Olymp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Oran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Orleans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Orson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Orvill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Ouida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Pag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Paris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Pascal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Percy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Pernell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Pierr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Platt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Porter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Quincy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Ranc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Ranger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Raul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Ray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Raynard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Remi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Romain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Ross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Royal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Rupert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Rush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Russel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Saber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Sargent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Satch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Senior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Sennett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Sergeant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Severin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Seymour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Sezni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Sid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Similien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Sinclair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Sinjon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Sorrel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Sumner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Talbot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Telford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Tenenan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Moniqu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Mosell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Nadia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Naeva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Nanett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Narciss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Nathaly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Ninon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Noella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Odetta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Odett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Odil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Opalin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Oran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Oriel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Ouida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Pag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Pascal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Perry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Prunella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Purvis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Questa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Quiteri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Raylen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Remy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Rene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Riva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Rochell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Roslin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Ruby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Rui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Sag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Salen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Sarott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Satin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Scout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Searlait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Sebastiona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Sennett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Shannell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Shantay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Shanton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Sharic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Shyann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Sidoni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Sigourney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Solang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Soleil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Sorrel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Sosi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Thibaud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Travis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Tremeur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Tugdual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Tujan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Turiau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Tyson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Umber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Vachel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Valeray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Varden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Varil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Varocher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Verdun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Ver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Verity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Vermont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Vernon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Verrier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Verrill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Villard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Villiers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Xebec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Yannick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Stella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Susi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Suzett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Sydney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Sydni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Symon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Tallis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Tallys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Tayc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Taylar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Tempest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Theres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Tiffany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Tilda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Tolena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Toni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Tracy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Troy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Turquois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Vedett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Vilett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Yvonn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Zanette 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Boris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Dobry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Dusan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Egor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Feodore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Fyodor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Gavrie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Gleb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Ivan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Konstantin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Kostas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Kostya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Lesta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Magar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Maksim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Mikhail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Miloslav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Nikhil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Oksana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Olga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Sacha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Sarkis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Semyon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Sergei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Timur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Ulan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Ustin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Vadim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Valeri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Valerian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Vanya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Venedict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Vladilen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Vlas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Wassily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Xenik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Yerik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Yevgeni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Yurchik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Yuri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Akelah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Alexandrite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Anya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Bohdana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Cyzarine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Dusana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Feodora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Jelena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Kisa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Kiska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Leena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Lenya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Lida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Luba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Marinka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Mika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Mila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Misha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Nadie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Nickita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Nika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Oksana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Olga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Olien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Raissa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Sashenka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Savina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Sezja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Sonia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Svetlana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Taneya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Tanya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Tatiana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Vanka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Vanya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Verushka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Vilhemina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Yelena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Yeva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Yula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Zagir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Zasha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Zdebka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Zhenya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Zilya 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Chung 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Dong 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Duy 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Gan 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Keemo 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Lam 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Laman 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Long 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Phuoc 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Phuong 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Quan 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Quan Van 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Quang Tu 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Ritchell 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So 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Tai 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Thai 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Thong 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Tinh 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Tong 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Viet 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Vui 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Yen 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Cara 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Duyen 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Hong 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Khanh 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Kieu 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Lan 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Lieu 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Linh 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Loan 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Ly 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Mai 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Mychau 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Nguyet 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Nhi 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Nhu 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Nhung 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Nu 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Sen 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Tai 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Tam 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Tan 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Thao 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Thuy 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Tien 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Trang 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Trinh 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Tuyen 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Ut 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Xuan 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Akamu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Analu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Aulii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Bane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Eowyn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Havik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Kahale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Kahanu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Kahoku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Kaholo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Kai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Kaikeapon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Kaipo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Kalam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Kale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Kalei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Kaleo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Kalep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Kan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Kane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Kano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Kapono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Keahi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Keanu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Keko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Kelii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Keon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Kepano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Konal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Laake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Laionel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Loe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Lono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Lulani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Maik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Makaio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Makan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Malo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Manu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Mauli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Mek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Moke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Nahele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Nalani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Okalani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Oke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Okelani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Olian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Onaon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Palani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Alan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Aloani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Aloh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Alohi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Alon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Anani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Aulii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Eden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Haimi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Iolan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Kai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Kailani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Kaili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Kaimi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Kalam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Kalani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Kalen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Kaley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Kali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Kali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Kalin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Kaloni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Kame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Kawen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Keahi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Keal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Keandr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Keanu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Keiki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Keilan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Kekon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Keol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Kian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Kiele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Kin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Kinipel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Konane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Lahel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Lanai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Lani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Lanikai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Leilan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Lilih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Lilo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Loe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Lokelani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Luan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Mahal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Mahin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Maik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Pekelo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Uleki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Makaio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Makal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Makan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Makani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Makelin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Malan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Maleah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Mali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Malu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Mei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Meki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Meli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Mily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Nalani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Nalanie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Nallely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Napu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Nir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Noelani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Okelani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Ol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Olian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Olin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Onaon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Palakik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Palil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Patereki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Pel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Pelenakino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Pelik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Pelulio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Puakai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Puanani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Roselani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Sasilvi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Ululani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Walanika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Wanaao </text:p>
          </table:table-cell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Wanika </text:p>
          </table:table-cell>
          <table:table-cell office:value-type="string" calcext:value-type="string">
            <text:p>Hawaii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4">00/00/0000</text:date>, <text:time style:data-style-name="N2" text:time-value="16:31:54.2377472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4T14:20:33.141837395</meta:creation-date>
    <dc:date>2020-11-14T16:36:03.827716258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1472" meta:object-count="0"/>
  </office:meta>
</office:document-meta>
</file>